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55cm" fo:min-width="6.7cm"/>
    </style:style>
    <style:style style:name="gr2" style:family="graphic" style:parent-style-name="standard">
      <style:graphic-properties draw:textarea-horizontal-align="justify" draw:textarea-vertical-align="middle" draw:auto-grow-height="false" fo:min-height="2.25cm" fo:min-width="5.7cm"/>
    </style:style>
    <style:style style:name="gr3" style:family="graphic" style:parent-style-name="standard">
      <style:graphic-properties draw:textarea-horizontal-align="justify" draw:textarea-vertical-align="middle" draw:auto-grow-height="false" fo:min-height="2.733cm" fo:min-width="6.9cm"/>
    </style:style>
    <style:style style:name="gr4" style:family="graphic" style:parent-style-name="standard">
      <style:graphic-properties draw:textarea-horizontal-align="justify" draw:textarea-vertical-align="middle" draw:auto-grow-height="false" fo:min-height="2.55cm" fo:min-width="2.6cm"/>
    </style:style>
    <style:style style:name="gr5" style:family="graphic" style:parent-style-name="objectwithoutfill">
      <style:graphic-properties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2cm" svg:height="3.8cm" svg:x="6.7cm" svg:y="1.2cm">
          <text:p text:style-name="P1">Engine Contex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2cm" svg:height="2.5cm" svg:x="7.2cm" svg:y="3.8cm">
          <text:p text:style-name="P1">Game <text:span text:style-name="T1">State</text:span><text:span text:style-name="T2">.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4cm" svg:height="2.983cm" svg:x="2.1cm" svg:y="12.017cm">
          <text:p text:style-name="P1">3D <text:span text:style-name="T1">State</text:span><text:span text:style-name="T2">.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1cm" svg:height="2.8cm" svg:x="4.2cm" svg:y="14.5cm">
          <text:p text:style-name="P1">Shad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1cm" svg:height="2.8cm" svg:x="4.2cm" svg:y="17.8cm">
          <text:p text:style-name="P1">Game</text:p>
          <text:p text:style-name="P1">Object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4cm" svg:height="2.983cm" svg:x="10.9cm" svg:y="12cm">
          <text:p text:style-name="P1">Menu Stat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1cm" svg:height="2.8cm" svg:x="11.6cm" svg:y="14.5cm">
          <text:p text:style-name="P1">Clickable</text:p>
          <text:p text:style-name="P1">Menu’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1cm" svg:height="2.8cm" svg:x="14.9cm" svg:y="17.7cm">
          <text:p text:style-name="P1">Game</text:p>
          <text:p text:style-name="P1">Object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1cm" svg:height="2.8cm" svg:x="15cm" svg:y="14.5cm">
          <text:p text:style-name="P1">Minimal </text:p>
          <text:p text:style-name="P1">Shader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5.8cm" svg:y1="17.3cm" svg:x2="5.8cm" svg:y2="17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ece Scott</meta:initial-creator>
    <meta:creation-date>2019-07-15T23:21:29.395699533</meta:creation-date>
    <dc:date>2019-07-15T23:32:39.618220156</dc:date>
    <dc:creator>Reece Scott</dc:creator>
    <meta:editing-duration>PT11M10S</meta:editing-duration>
    <meta:editing-cycles>3</meta:editing-cycles>
    <meta:generator>LibreOffice/6.2.4.2.0$Linux_X86_64 LibreOffice_project/20$Build-2</meta:generator>
    <meta:document-statistic meta:object-count="10"/>
  </office:meta>
</office:document-meta>
</file>